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Lohit Hindi1" svg:font-family="'Lohit Hindi'"/>
    <style:font-face style:name="OpenSymbol" svg:font-family="OpenSymbol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901c8"/>
    </style:style>
    <style:style style:name="P2" style:family="paragraph" style:parent-style-name="Standard">
      <style:text-properties officeooo:rsid="001a949f" officeooo:paragraph-rsid="001a949f"/>
    </style:style>
    <style:style style:name="P3" style:family="paragraph" style:parent-style-name="Table_20_Contents">
      <style:text-properties officeooo:paragraph-rsid="001c2c3d"/>
    </style:style>
    <style:style style:name="P4" style:family="paragraph" style:parent-style-name="Table_20_Contents">
      <style:text-properties officeooo:rsid="001901c8" officeooo:paragraph-rsid="001901c8"/>
    </style:style>
    <style:style style:name="P5" style:family="paragraph" style:parent-style-name="Table_20_Contents">
      <style:text-properties officeooo:rsid="001deb96" officeooo:paragraph-rsid="001901c8"/>
    </style:style>
    <style:style style:name="P6" style:family="paragraph" style:parent-style-name="Table_20_Contents">
      <style:text-properties officeooo:rsid="00222f33" officeooo:paragraph-rsid="00222f33"/>
    </style:style>
    <style:style style:name="P7" style:family="paragraph" style:parent-style-name="Table_20_Contents">
      <style:text-properties officeooo:rsid="00221778" officeooo:paragraph-rsid="00221778"/>
    </style:style>
    <style:style style:name="P8" style:family="paragraph" style:parent-style-name="Table_20_Contents">
      <style:text-properties officeooo:rsid="00262cd9" officeooo:paragraph-rsid="00262cd9"/>
    </style:style>
    <style:style style:name="P9" style:family="paragraph" style:parent-style-name="Standard" style:list-style-name="L2">
      <style:text-properties fo:background-color="#99ccff"/>
    </style:style>
    <style:style style:name="P10" style:family="paragraph" style:parent-style-name="Standard" style:list-style-name="L2">
      <style:text-properties officeooo:paragraph-rsid="00315ace" fo:background-color="#99ccff"/>
    </style:style>
    <style:style style:name="P11" style:family="paragraph" style:parent-style-name="Standard">
      <style:text-properties officeooo:rsid="001901c8" officeooo:paragraph-rsid="001901c8"/>
    </style:style>
    <style:style style:name="P12" style:family="paragraph" style:parent-style-name="Standard">
      <style:text-properties officeooo:rsid="001901c8" officeooo:paragraph-rsid="00315ace"/>
    </style:style>
    <style:style style:name="P13" style:family="paragraph" style:parent-style-name="Standard">
      <style:text-properties officeooo:rsid="001901c8" officeooo:paragraph-rsid="00347c61"/>
    </style:style>
    <style:style style:name="P14" style:family="paragraph" style:parent-style-name="Standard">
      <style:text-properties officeooo:paragraph-rsid="001901c8"/>
    </style:style>
    <style:style style:name="P15" style:family="paragraph" style:parent-style-name="Standard">
      <style:text-properties officeooo:paragraph-rsid="00315ace"/>
    </style:style>
    <style:style style:name="P16" style:family="paragraph" style:parent-style-name="Standard">
      <style:paragraph-properties fo:margin-left="-0.265cm" fo:margin-right="0cm" fo:text-indent="0cm" style:auto-text-indent="false"/>
      <style:text-properties officeooo:rsid="001901c8" officeooo:paragraph-rsid="001901c8"/>
    </style:style>
    <style:style style:name="P17" style:family="paragraph" style:parent-style-name="Standard">
      <style:paragraph-properties fo:margin-left="-0.37cm" fo:margin-right="0cm" fo:text-indent="0cm" style:auto-text-indent="false"/>
      <style:text-properties officeooo:rsid="001901c8" officeooo:paragraph-rsid="001901c8"/>
    </style:style>
    <style:style style:name="P18" style:family="paragraph" style:parent-style-name="Standard">
      <style:paragraph-properties fo:margin-left="-0.026cm" fo:margin-right="0cm" fo:text-indent="0cm" style:auto-text-indent="false"/>
      <style:text-properties officeooo:paragraph-rsid="00315ace"/>
    </style:style>
    <style:style style:name="P19" style:family="paragraph" style:parent-style-name="Table_20_Contents">
      <style:text-properties officeooo:rsid="00280a23" officeooo:paragraph-rsid="00280a23"/>
    </style:style>
    <style:style style:name="P20" style:family="paragraph" style:parent-style-name="Heading_20_1">
      <style:text-properties officeooo:paragraph-rsid="00315ace"/>
    </style:style>
    <style:style style:name="P21" style:family="paragraph" style:parent-style-name="Heading_20_2">
      <style:text-properties officeooo:paragraph-rsid="00315ace"/>
    </style:style>
    <style:style style:name="P22" style:family="paragraph" style:parent-style-name="Heading_20_3">
      <style:text-properties officeooo:paragraph-rsid="00315ace"/>
    </style:style>
    <style:style style:name="T1" style:family="text">
      <style:text-properties officeooo:rsid="001901c8"/>
    </style:style>
    <style:style style:name="T2" style:family="text">
      <style:text-properties officeooo:rsid="001c2c3d"/>
    </style:style>
    <style:style style:name="T3" style:family="text">
      <style:text-properties officeooo:rsid="00203313"/>
    </style:style>
    <style:style style:name="T4" style:family="text">
      <style:text-properties officeooo:rsid="0024a969"/>
    </style:style>
    <style:style style:name="T5" style:family="text">
      <style:text-properties officeooo:rsid="0028bfb4"/>
    </style:style>
    <style:style style:name="T6" style:family="text">
      <style:text-properties officeooo:rsid="002b29e1"/>
    </style:style>
    <style:style style:name="T7" style:family="text">
      <style:text-properties officeooo:rsid="00315ace"/>
    </style:style>
    <style:style style:name="T8" style:family="text">
      <style:text-properties officeooo:rsid="00347c61"/>
    </style:style>
    <style:style style:name="Sect1" style:family="section">
      <style:section-properties fo:background-color="#ff8080" style:editable="false">
        <style:columns fo:column-count="1" fo:column-gap="0cm"/>
        <style:background-image/>
      </style:section-properties>
    </style:style>
    <style:style style:name="Sect2" style:family="section">
      <style:section-properties fo:background-color="#ffff99" style:editable="false">
        <style:columns fo:column-count="1" fo:column-gap="0cm"/>
        <style:background-image/>
      </style:section-properties>
    </style:style>
    <style:style style:name="Sect3" style:family="section">
      <style:section-properties fo:background-color="#94bd5e" style:editable="false">
        <style:columns fo:column-count="1" fo:column-gap="0cm"/>
        <style:background-image/>
      </style:section-properties>
    </style:style>
    <style:style style:name="Sect4" style:family="section">
      <style:section-properties fo:background-color="#ccccff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V_N1]" text:name="N1"/>
        <text:user-field-decl office:value-type="string" office:string-value="[S_N2]" text:name="N2"/>
        <text:user-field-decl office:value-type="string" office:string-value="[S_N3]" text:name="N3"/>
        <text:user-field-decl office:value-type="string" office:string-value="[S_N2bis]" text:name="N2bis"/>
        <text:user-field-decl office:value-type="string" office:string-value="[S_N3bis]" text:name="N3bis"/>
        <text:user-field-decl office:value-type="string" office:string-value="[S_N4]" text:name="N4"/>
        <text:user-field-decl office:value-type="string" office:string-value="[S_N4bis]" text:name="N4bid"/>
        <text:user-field-decl office:value-type="string" office:string-value="[V_OOO_USER]" text:name="user"/>
      </text:user-field-decls>
      <text:p text:style-name="P2">[TODAY]</text:p>
      <text:p text:style-name="P1"><text:span text:style-name="T1">Test number </text:span><text:span text:style-name="T4">three</text:span></text:p>
      <text:p text:style-name="P13"><text:span text:style-name="T8"><text:user-field-get text:name="user">[V_OOO_USER]</text:user-field-get></text:span></text:p>
      <text:p text:style-name="P17"/>
      <text:section text:style-name="Sect1" text:name="Section1">
        <text:p text:style-name="P11"/>
        <text:h text:style-name="Heading_20_1" text:outline-level="1"><text:span text:style-name="T7">Titre Fixe</text:span></text:h>
        <text:section text:style-name="Sect2" text:name="Section2">
          <text:p text:style-name="Text_20_body"/>
          <text:h text:style-name="P20" text:outline-level="1"><text:user-field-get text:name="N1">[V_N1]</text:user-field-get></text:h>
          <text:p text:style-name="P18"/>
          <text:section text:style-name="Sect3" text:name="Section3">
            <text:h text:style-name="P21" text:outline-level="2"><text:user-field-get text:name="N2">[S_N2]</text:user-field-get></text:h>
            <text:p text:style-name="P15"><text:span text:style-name="T5">Test niveau 2 : </text:span><text:user-field-get text:name="N2bis">[S_N2bis]</text:user-field-get></text:p>
            <text:p text:style-name="P15"/>
            <text:section text:style-name="Sect4" text:name="Section4">
              <text:h text:style-name="P22" text:outline-level="3"><text:user-field-get text:name="N3">[S_N3]</text:user-field-get></text:h>
              <text:p text:style-name="P15"><text:user-field-get text:name="N3bis">[S_N3bis]</text:user-field-get></text:p>
              <text:p text:style-name="P15"><text:span text:style-name="T6"/></text:p>
              <text:list xml:id="list1847807663" text:style-name="L2">
                <text:list-item>
                  <text:p text:style-name="P10"><text:span text:style-name="T6"><text:user-field-get text:name="N4">[S_N4]</text:user-field-get></text:span></text:p>
                </text:list-item>
              </text:list>
            </text:section>
          </text:section>
          <text:p text:style-name="P15"><text:span text:style-name="T6"/></text:p>
        </text:section>
        <text:p text:style-name="P15"><text:span text:style-name="T6"/></text:p>
        <text:p text:style-name="P12"><text:span text:style-name="T6"/></text:p>
      </text:section>
      <text:p text:style-name="P16"/>
      <text:p text:style-name="P11"/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Lohit Hindi1" svg:font-family="'Lohit Hindi'"/>
    <style:font-face style:name="OpenSymbol" svg:font-family="OpenSymbol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Brison</meta:initial-creator>
    <meta:creation-date>2010-12-13T09:34:05</meta:creation-date>
    <dc:date>2010-12-17T17:06:40</dc:date>
    <dc:creator>Eric Brison</dc:creator>
    <meta:editing-duration>PT10H52M42S</meta:editing-duration>
    <meta:editing-cycles>26</meta:editing-cycles>
    <meta:generator>OpenOffice.org/3.2$Linux OpenOffice.org_project/320m19$Build-9505</meta:generator>
    <meta:document-statistic meta:table-count="0" meta:image-count="0" meta:object-count="0" meta:page-count="1" meta:paragraph-count="10" meta:word-count="22" meta:character-count="116"/>
  </office:meta>
</office:document-meta>
</file>